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6d0" officeooo:paragraph-rsid="000eb6d0"/>
    </style:style>
    <style:style style:name="P2" style:family="paragraph" style:parent-style-name="Standard">
      <style:text-properties officeooo:rsid="000eb6d0" officeooo:paragraph-rsid="000f4878"/>
    </style:style>
    <style:style style:name="P3" style:family="paragraph" style:parent-style-name="Text_20_body">
      <style:paragraph-properties fo:text-align="center" style:justify-single-word="false"/>
      <style:text-properties officeooo:paragraph-rsid="000fd167"/>
    </style:style>
    <style:style style:name="P4" style:family="paragraph" style:parent-style-name="Standard">
      <style:text-properties officeooo:rsid="000f4878" officeooo:paragraph-rsid="000f4878"/>
    </style:style>
    <style:style style:name="P5" style:family="paragraph" style:parent-style-name="Text_20_body">
      <style:paragraph-properties fo:text-align="justify" style:justify-single-word="false"/>
      <style:text-properties officeooo:rsid="0011cdcb" officeooo:paragraph-rsid="0011cdcb"/>
    </style:style>
    <style:style style:name="P6" style:family="paragraph" style:parent-style-name="Heading_20_1">
      <style:paragraph-properties fo:text-align="center" style:justify-single-word="false"/>
      <style:text-properties officeooo:rsid="000fd167" officeooo:paragraph-rsid="000fd167"/>
    </style:style>
    <style:style style:name="T1" style:family="text">
      <style:text-properties officeooo:rsid="00122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But du BE :</text:p>
      <text:p text:style-name="P2">Etude contrastive entre deux methodes de reconnaissance des formes</text:p>
      <text:p text:style-name="P1"/>
      <text:p text:style-name="P1"/>
      <text:h text:style-name="P6" text:outline-level="1">Découverte du signal de la parole</text:h>
      <text:p text:style-name="P3"/>
      <text:p text:style-name="P5">valeurs_k = taux de reussite en fonction de k <text:span text:style-name="T1">pour un signal paramétrisé avec FFT et KPP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0-15T20:56:49.119905235</meta:creation-date>
    <dc:date>2014-11-09T18:47:24.881200048</dc:date>
    <dc:creator>JackDanny </dc:creator>
    <meta:editing-duration>PT4M</meta:editing-duration>
    <meta:editing-cycles>5</meta:editing-cycles>
    <meta:generator>LibreOffice/4.2.6.3$Linux_x86 LibreOffice_project/420m0$Build-3</meta:generator>
    <meta:document-statistic meta:table-count="0" meta:image-count="0" meta:object-count="0" meta:page-count="1" meta:paragraph-count="4" meta:word-count="36" meta:character-count="199" meta:non-whitespace-character-count="167"/>
  </office:meta>
</office:document-meta>
</file>